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background-color="#ffff00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we will learn :</text:p>
      <text:p text:style-name="P1">1. What is Docker Swarm</text:p>
      <text:p text:style-name="P1">2. Why to use it</text:p>
      <text:p text:style-name="P1">3. How to create and manage Docker Swarm</text:p>
      <text:p text:style-name="P1">4. Create service on docker swarm</text:p>
      <text:p text:style-name="P1">5. Scaling services up and down</text:p>
      <text:p text:style-name="P1">6. Features/Helpful Tips</text:p>
      <text:p text:style-name="P1">A swarm is a group of machines that are running Docker and joined into a cluster </text:p>
      <text:p text:style-name="P1">Docker Swarm is a tool for Container Orchestration</text:p>
      <text:p text:style-name="P1"/>
      <text:p text:style-name="P1">Let’s take an example</text:p>
      <text:p text:style-name="P1">You have 100 containers</text:p>
      <text:p text:style-name="P1">You need to do </text:p>
      <text:p text:style-name="P1">- Health check on every container</text:p>
      <text:p text:style-name="P1">- Ensure all containers are up on every system</text:p>
      <text:p text:style-name="P1">- Scaling the containers up or down depending on the load</text:p>
      <text:p text:style-name="P1">- Adding updates/changes to all the containers</text:p>
      <text:p text:style-name="P1"/>
      <text:p text:style-name="P1">Orchestration - managing and controlling multiple docker containers as a single service</text:p>
      <text:p text:style-name="P1">Tools available - Docker Swarm, Kubernetes, Apache Mesos</text:p>
      <text:p text:style-name="P1"/>
      <text:p text:style-name="P1">Pre-requisites</text:p>
      <text:p text:style-name="P1">1. Docker 1.13 or higher</text:p>
      <text:p text:style-name="P1">2. Docker Machine (pre installed for Docker for Windows and Docker for Mac)https://docs.docker.com/machine/insta...</text:p>
      <text:p text:style-name="P1">https://docs.docker.com/get-started/p...</text:p>
      <text:p text:style-name="P1"/>
      <text:p text:style-name="P1">Step 1 : <text:s/>Create Docker machines (to act as nodes for Docker Swarm) <text:s text:c="2"/>Create one machine as manager and others as workers</text:p>
      <text:p text:style-name="P1"><text:s text:c="3"/><text:span text:style-name="T1"><text:s/>docker-machine create --driver hyperv manager1 <text:s text:c="3"/></text:span></text:p>
      <text:p text:style-name="P1"><text:span text:style-name="T1">docker-machine create --driver virtualbox manager1</text:span></text:p>
      <text:p text:style-name="P1"/>
      <text:p text:style-name="P1"><text:s text:c="3"/>docker-machine:Error with pre-create check: “exit status 126”</text:p>
      <text:p text:style-name="P1"><text:s text:c="3"/>https://stackoverflow.com/questions/3...</text:p>
      <text:p text:style-name="P1"><text:s text:c="3"/>brew cask install virtualbox;</text:p>
      <text:p text:style-name="P1"/>
      <text:p text:style-name="P1"><text:s text:c="3"/>Create one manager machine</text:p>
      <text:p text:style-name="P1"><text:s text:c="3"/>and other worker machines</text:p>
      <text:p text:style-name="P1"/>
      <text:p text:style-name="P1">Step 2 : <text:s/>Check machine created successfully</text:p>
      <text:p text:style-name="P1"><text:s text:c="3"/><text:span text:style-name="T1"><text:s/>docker-machine ls</text:span></text:p>
      <text:p text:style-name="P2"><text:s text:c="4"/>docker-machine ip manager1</text:p>
      <text:p text:style-name="P1"/>
      <text:p text:style-name="P1">Step 3 : <text:s/>SSH (connect) to docker machine</text:p>
      <text:p text:style-name="P1"><text:s text:c="4"/><text:span text:style-name="T1">docker-machine ssh manager1</text:span></text:p>
      <text:p text:style-name="P1"/>
      <text:p text:style-name="P1">Step 4 : <text:s/>Initialize Docker Swarm <text:s text:c="3"/>docker swarm init --advertise-addr MANAGER_IP</text:p>
      <text:p text:style-name="P1"><text:s text:c="4"/><text:span text:style-name="T1">docker node ls</text:span></text:p>
      <text:p text:style-name="P1"><text:s text:c="4"/>(this command will work only in swarm manager and not in worker)</text:p>
      <text:p text:style-name="P1"/>
      <text:p text:style-name="P1">Step 5 : <text:s/>Join workers in the swarm</text:p>
      <text:p text:style-name="P1"><text:s text:c="4"/>Get command for joining as worker</text:p>
      <text:p text:style-name="P1"><text:soft-page-break/><text:s text:c="4"/>In manager node run command</text:p>
      <text:p text:style-name="P1"><text:s text:c="4"/><text:span text:style-name="T1">docker swarm join-token worker</text:span></text:p>
      <text:p text:style-name="P1"><text:s text:c="4"/>This will give command to join swarm as worker</text:p>
      <text:p text:style-name="P1"/>
      <text:p text:style-name="P1"><text:s text:c="4"/>docker swarm join-token manager</text:p>
      <text:p text:style-name="P1"><text:s text:c="4"/>This will give command to join swarm as manager</text:p>
      <text:p text:style-name="P1"/>
      <text:p text:style-name="P1"><text:s text:c="4"/>SSH into worker node (machine) and run command to join swarm as worker</text:p>
      <text:p text:style-name="P1"><text:s text:c="3"/></text:p>
      <text:p text:style-name="P1"><text:s text:c="4"/>In Manager Run command - <text:span text:style-name="T1">docker node ls </text:span>to verify worker is registered and is ready</text:p>
      <text:p text:style-name="P1"><text:s text:c="2"/></text:p>
      <text:p text:style-name="P1"><text:s text:c="4"/>Do this for all worker machines</text:p>
      <text:p text:style-name="P1"/>
      <text:p text:style-name="P1">Step 6 : <text:s/>On manager run standard docker commands</text:p>
      <text:p text:style-name="P1"><text:s text:c="4"/><text:span text:style-name="T1">docker info</text:span></text:p>
      <text:p text:style-name="P1"><text:s text:c="4"/>check the swarm section </text:p>
      <text:p text:style-name="P1"><text:s text:c="4"/>no of manager, nodes etc</text:p>
      <text:p text:style-name="P1"/>
      <text:p text:style-name="P1"><text:s text:c="4"/>Now check docker swarm command options </text:p>
      <text:p text:style-name="P1"><text:s text:c="4"/>docker swarm </text:p>
      <text:p text:style-name="P1"/>
      <text:p text:style-name="P1">Step 7 : <text:s/>Run containers on Docker Swarm</text:p>
      <text:p text:style-name="P1"><text:s text:c="4"/><text:span text:style-name="T1">docker service create --replicas 3 -p 80:80 --name serviceName nginx</text:span></text:p>
      <text:p text:style-name="P1"><text:s text:c="4"/>Check the status:</text:p>
      <text:p text:style-name="P1"><text:s text:c="4"/><text:span text:style-name="T1">docker service ls</text:span></text:p>
      <text:p text:style-name="P2"><text:s text:c="4"/>docker service ps serviceName</text:p>
      <text:p text:style-name="P1"><text:s text:c="4"/>Check the service running on all nodes</text:p>
      <text:p text:style-name="P1"><text:s text:c="4"/>Check on the browser by giving ip for all nodes</text:p>
      <text:p text:style-name="P1"/>
      <text:p text:style-name="P1">Step 8 : <text:s/>Scale service up and down</text:p>
      <text:p text:style-name="P1"><text:s text:c="3"/>On manager node </text:p>
      <text:p text:style-name="P1"><text:s text:c="3"/><text:span text:style-name="T1">docker service scale serviceName=2</text:span></text:p>
      <text:p text:style-name="P1"/>
      <text:p text:style-name="P1">Inspecting Nodes (this command can run only on manager node)</text:p>
      <text:p text:style-name="P2">docker node inspect nodename</text:p>
      <text:p text:style-name="P2">docker node inspect self</text:p>
      <text:p text:style-name="P2">docker node inspect worker1</text:p>
      <text:p text:style-name="P1"/>
      <text:p text:style-name="P1">Step 9 : Shutdown node</text:p>
      <text:p text:style-name="P1"><text:s text:c="3"/><text:span text:style-name="T1">docker node update --availability drain worker1</text:span></text:p>
      <text:p text:style-name="P1"/>
      <text:p text:style-name="P1">Step 10 : <text:s/>Update service</text:p>
      <text:p text:style-name="P1"><text:s/><text:span text:style-name="T1"><text:s text:c="2"/>docker service update --image imagename:version web</text:span></text:p>
      <text:p text:style-name="P2"><text:s text:c="3"/>docker service update --image nginx:1.14.0 serviceName</text:p>
      <text:p text:style-name="P2"/>
      <text:p text:style-name="P1">Step 11 : <text:s/>Remove service</text:p>
      <text:p text:style-name="P1"><text:s/><text:span text:style-name="T1"><text:s text:c="2"/>docker service rm serviceName</text:span></text:p>
      <text:p text:style-name="P1"><text:span text:style-name="T1">docker swarm leave</text:span> : to leave the swarm</text:p>
      <text:p text:style-name="P1"><text:span text:style-name="T1">docker-machine stop machineName</text:span> : to stop the machine</text:p>
      <text:p text:style-name="P1"><text:span text:style-name="T1">docker-machine rm machineName</text:span> : to remove the machine</text:p>
      <text:p text:style-name="P1"/>
      <text:p text:style-name="P1">REFERENCES:</text:p>
      <text:p text:style-name="P1"><text:soft-page-break/>https://docs.docker.com/get-started/p...</text:p>
      <text:p text:style-name="P1">https://rominirani.com/docker-swarm-t...</text:p>
      <text:p text:style-name="P1"/>
      <text:p text:style-name="P1">FAQs &amp; Helpful Tips:</text:p>
      <text:p text:style-name="P1">A swarm is a group of machines that are running Docker and joined into a cluster</text:p>
      <text:p text:style-name="P1">A cluster is managed by swarm manager</text:p>
      <text:p text:style-name="P1">The machines in a swarm can be physical or virtual. After joining a swarm, they are referred to as nodes</text:p>
      <text:p text:style-name="P1">Swarm managers are the only machines in a swarm that can execute your commands, or authorise other machines to join the swarm as workers</text:p>
      <text:p text:style-name="P1"/>
      <text:p text:style-name="P1">Workers are just there to provide capacity and do not have the authority to tell any other machine what it can and cannot do</text:p>
      <text:p text:style-name="P1"/>
      <text:p text:style-name="P1">you can have a node join as a worker or as a manager. At any point in time, there is only one LEADER and the other manager nodes will be as backup in case the current LEADER opts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od Kumar</meta:initial-creator>
    <meta:creation-date>2020-07-07T22:16:16</meta:creation-date>
    <dc:date>2020-07-10T16:07:41</dc:date>
    <dc:creator>Vinod Kumar</dc:creator>
    <meta:editing-duration>PT8H31M56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3" meta:paragraph-count="90" meta:word-count="644" meta:character-count="4000"/>
  </office:meta>
</office:document-meta>
</file>